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D0000007D0BE46F98595FD0B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15cm" fo:min-width="6.2cm"/>
    </style:style>
    <style:style style:name="gr2" style:family="graphic" style:parent-style-name="standard">
      <style:graphic-properties svg:stroke-color="#d2691e" draw:fill="solid" draw:fill-color="#f4a460" draw:textarea-horizontal-align="justify" draw:textarea-vertical-align="top" draw:auto-grow-height="false" fo:min-height="2.0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6.2cm"/>
    </style:style>
    <style:style style:name="gr4" style:family="graphic" style:parent-style-name="standard">
      <style:graphic-properties draw:textarea-horizontal-align="justify" draw:textarea-vertical-align="top" draw:auto-grow-height="false" fo:min-height="2.55cm" fo:min-width="6.2cm"/>
    </style:style>
    <style:style style:name="gr5" style:family="graphic" style:parent-style-name="standard">
      <style:graphic-properties svg:stroke-color="#008000" draw:fill="solid" draw:fill-color="#8fbc8f" draw:textarea-horizontal-align="justify" draw:textarea-vertical-align="top" draw:auto-grow-height="false" fo:min-height="0.85cm" fo:min-width="7.9cm"/>
    </style:style>
    <style:style style:name="gr6" style:family="graphic" style:parent-style-name="objectwithoutfill">
      <style:graphic-properties svg:stroke-width="0.1cm" svg:stroke-color="#000000" draw:marker-start="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8000" draw:fill="solid" draw:fill-color="#8fbc8f" draw:textarea-horizontal-align="justify" draw:textarea-vertical-align="top" draw:auto-grow-height="false" fo:min-height="0.85cm" fo:min-width="2.3cm"/>
    </style:style>
    <style:style style:name="gr8" style:family="graphic" style:parent-style-name="standard">
      <style:graphic-properties svg:stroke-color="#008000" draw:fill="solid" draw:fill-color="#8fbc8f" draw:textarea-horizontal-align="justify" draw:textarea-vertical-align="top" draw:auto-grow-height="false" fo:min-height="0.85cm" fo:min-width="2.6cm"/>
    </style:style>
    <style:style style:name="gr9" style:family="graphic" style:parent-style-name="standard">
      <style:graphic-properties svg:stroke-color="#008000" draw:fill="solid" draw:fill-color="#8fbc8f" draw:textarea-horizontal-align="justify" draw:textarea-vertical-align="top" draw:auto-grow-height="false" fo:min-height="0.85cm" fo:min-width="4.1cm"/>
    </style:style>
    <style:style style:name="gr10" style:family="graphic" style:parent-style-name="standard">
      <style:graphic-properties svg:stroke-color="#008000" draw:fill="solid" draw:fill-color="#8fbc8f" draw:textarea-horizontal-align="justify" draw:textarea-vertical-align="middle" draw:auto-grow-height="false" fo:min-height="1.75cm" fo:min-width="8cm"/>
    </style:style>
    <style:style style:name="gr11" style:family="graphic" style:parent-style-name="Object_20_with_20_no_20_fill_20_and_20_no_20_line">
      <style:graphic-properties draw:stroke="none" draw:fill="solid" draw:fill-color="#8fbc8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8000" draw:fill="solid" draw:fill-color="#8fbc8f" draw:textarea-horizontal-align="justify" draw:textarea-vertical-align="middle" draw:auto-grow-height="false" fo:min-height="1.75cm" fo:min-width="7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ff0000" draw:fill="solid" draw:fill-color="#ff6347" draw:textarea-horizontal-align="justify" draw:textarea-vertical-align="middle" draw:auto-grow-height="false" fo:min-height="0.85cm" fo:min-width="2cm"/>
    </style:style>
    <style:style style:name="gr15" style:family="graphic" style:parent-style-name="standard">
      <style:graphic-properties svg:stroke-color="#d2691e" draw:fill="solid" draw:fill-color="#f4a460" draw:textarea-horizontal-align="justify" draw:textarea-vertical-align="top" draw:auto-grow-height="false" fo:min-height="0.75cm" fo:min-width="4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4a460"/>
      <style:paragraph-properties fo:text-align="center"/>
    </style:style>
    <style:style style:name="P4" style:family="paragraph">
      <loext:graphic-properties draw:fill="solid" draw:fill-color="#8fbc8f"/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fbc8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8fbc8f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solid" draw:fill-color="#ff6347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3.4cm" svg:x="2cm" svg:y="12.7cm">
          <text:p text:style-name="P1"><text:span text:style-name="T1">Paralleliz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cm" svg:height="2.3cm" svg:x="3.9cm" svg:y="13.6cm">
          <text:p text:style-name="P1">PLUT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1.5cm" svg:x="2cm" svg:y="6.3cm">
          <text:p text:style-name="P1"><text:span text:style-name="T1">Deco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1.5cm" svg:x="2cm" svg:y="9.5cm">
          <text:p text:style-name="P1"><text:span text:style-name="T1">Py2Scop Trans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7cm" svg:height="2.8cm" svg:x="2cm" svg:y="17.8cm">
          <text:p text:style-name="P1"><text:span text:style-name="T1">Py2PyCOMPSs </text:span></text:p>
          <text:p text:style-name="P1"><text:span text:style-name="T1">Trans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1.5cm" svg:x="2cm" svg:y="22.4cm">
          <text:p text:style-name="P1"><text:span text:style-name="T1">Code Replac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4cm" svg:height="1.1cm" svg:x="5.9cm" svg:y="8cm">
          <text:p text:style-name="P1"><text:span text:style-name="T2">@parallel() Function Code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cm" svg:y1="7.875cm" svg:x2="5.3cm" svg:y2="9.5cm">
          <text:p/>
        </draw:line>
        <draw:line draw:style-name="gr6" draw:text-style-name="P5" draw:layer="layout" svg:x1="5.3cm" svg:y1="11.051cm" svg:x2="5.3cm" svg:y2="12.676cm">
          <text:p/>
        </draw:line>
        <draw:line draw:style-name="gr6" draw:text-style-name="P5" draw:layer="layout" svg:x1="5.3cm" svg:y1="16.127cm" svg:x2="5.3cm" svg:y2="17.752cm">
          <text:p/>
        </draw:line>
        <draw:line draw:style-name="gr6" draw:text-style-name="P5" draw:layer="layout" svg:x1="5.3cm" svg:y1="20.703cm" svg:x2="5.3cm" svg:y2="22.328cm">
          <text:p/>
        </draw:line>
        <draw:custom-shape draw:style-name="gr7" draw:text-style-name="P4" draw:layer="layout" svg:width="2.8cm" svg:height="1.1cm" svg:x="5.9cm" svg:y="11.3cm">
          <text:p text:style-name="P1"><text:span text:style-name="T2">Scop #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1.1cm" svg:x="9.9cm" svg:y="11.3cm">
          <text:p text:style-name="P1"><text:span text:style-name="T2">Scop #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1cm" svg:height="1.1cm" svg:x="5.9cm" svg:y="16.4cm">
          <text:p text:style-name="P1"><text:span text:style-name="T2">ParPy #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cm" svg:height="1.1cm" svg:x="5.9cm" svg:y="21cm">
          <text:p text:style-name="P1"><text:span text:style-name="T2">PyCOMPSs #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1cm" svg:height="1.1cm" svg:x="10.2cm" svg:y="16.4cm">
          <text:p text:style-name="P1"><text:span text:style-name="T2">ParPy #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cm" svg:height="1.1cm" svg:x="11.8cm" svg:y="21cm">
          <text:p text:style-name="P1"><text:span text:style-name="T2">PyCOMPSs #N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.5cm" svg:height="2cm" svg:x="1cm" svg:y="24.2cm">
          <text:p text:style-name="P2"><text:span text:style-name="T1">Auto-Generated</text:span></text:p>
          <text:p text:style-name="P2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7cm" svg:height="1.7cm" svg:x="1.1cm" svg:y="24.3cm">
          <draw:image xlink:href="Pictures/10000201000007D0000007D0BE46F98595FD0BD3.png" xlink:type="simple" xlink:show="embed" xlink:actuate="onLoad">
            <text:p/>
          </draw:image>
        </draw:frame>
        <draw:custom-shape draw:style-name="gr12" draw:text-style-name="P6" draw:layer="layout" svg:width="8.3cm" svg:height="2cm" svg:x="1cm" svg:y="4cm">
          <text:p text:style-name="P2"><text:span text:style-name="T1">User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1.7cm" svg:height="1.7cm" svg:x="1.1cm" svg:y="4.1cm">
          <draw:image xlink:href="Pictures/10000201000007D0000007D0BE46F98595FD0BD3.png" xlink:type="simple" xlink:show="embed" xlink:actuate="onLoad">
            <text:p/>
          </draw:image>
        </draw:frame>
        <draw:frame draw:style-name="gr13" draw:text-style-name="P8" draw:layer="layout" svg:width="1.391cm" svg:height="0.954cm" svg:x="10.5cm" svg:y="21.046cm">
          <draw:text-box>
            <text:p><text:span text:style-name="T1">. . .</text:span></text:p>
          </draw:text-box>
        </draw:frame>
        <draw:frame draw:style-name="gr13" draw:text-style-name="P8" draw:layer="layout" svg:width="1.391cm" svg:height="0.954cm" svg:x="8.901cm" svg:y="16.446cm">
          <draw:text-box>
            <text:p><text:span text:style-name="T1">. . .</text:span></text:p>
          </draw:text-box>
        </draw:frame>
        <draw:frame draw:style-name="gr13" draw:text-style-name="P8" draw:layer="layout" svg:width="1.391cm" svg:height="0.954cm" svg:x="8.602cm" svg:y="11.446cm">
          <draw:text-box>
            <text:p><text:span text:style-name="T1">. . .</text:span></text:p>
          </draw:text-box>
        </draw:frame>
        <draw:custom-shape draw:style-name="gr14" draw:text-style-name="P9" draw:layer="layout" svg:width="2.5cm" svg:height="1.1cm" svg:x="4.2cm" svg:y="14.6cm">
          <text:p text:style-name="P1">CLooG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3cm" svg:height="1cm" svg:x="2.7cm" svg:y="19.4cm">
          <text:p text:style-name="P1">Loop Taskific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5:01:37.641148500</meta:creation-date>
    <dc:date>2018-06-05T15:39:52.061783585</dc:date>
    <meta:editing-duration>PT22M57S</meta:editing-duration>
    <meta:editing-cycles>2</meta:editing-cycles>
    <meta:generator>LibreOffice/5.3.5.2$Linux_X86_64 LibreOffice_project/30m0$Build-2</meta:generator>
    <meta:document-statistic meta:object-count="26"/>
  </office:meta>
</office:document-meta>
</file>